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057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6.194cm" fo:min-width="0cm" fo:padding-top="0.214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3.345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Arial" style:font-style-name="Bold" style:font-family-generic="swiss" style:font-pitch="variable"/>
    </style:style>
    <style:style style:name="P3" style:family="paragraph">
      <style:text-properties fo:font-size="17.6000003814697pt" style:font-size-asian="16pt" style:font-size-complex="16p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font-size="13.1999998092651pt"/>
    </style:style>
    <style:style style:name="T1" style:family="text">
      <style:text-properties fo:font-family="Arial" style:font-style-name="Bold" style:font-family-generic="swiss" style:font-pitch="variable" fo:language="en" fo:country="US"/>
    </style:style>
    <style:style style:name="T2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6.538cm" svg:x="0cm" svg:y="7.986cm" presentation:class="title" presentation:user-transformed="true">
          <draw:text-box>
            <text:list text:style-name="L1">
              <text:list-header>
                <text:p text:style-name="P1"><text:span text:style-name="T1">Title</text:span><text:span text:style-name="T1"><text:line-break/></text:span><text:span text:style-name="T1">This is my main title page</text:span></text:p>
              </text:list-header>
            </text:list>
          </draw:text-box>
        </draw:frame>
        <draw:frame draw:style-name="gr1" draw:text-style-name="P3" draw:layer="layout" svg:width="28cm" svg:height="3.307cm" svg:x="0cm" svg:y="17.636cm">
          <draw:text-box>
            <text:list text:style-name="L2">
              <text:list-item>
                <text:p><text:span text:style-name="T2"/></text:p>
              </text:list-item>
              <text:list-item>
                <text:p><text:span text:style-name="T2">© MyCompany, 1995-2013</text:span></text:p>
              </text:list-item>
            </text:list>
            <text:p><text:span text:style-name="T2">Some more text goes here!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14.393cm" svg:height="10.478cm" svg:x="3.598cm" svg:y="2.12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7.297cm" svg:height="13.345cm" svg:x="2.163cm" svg:y="14.0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ann </meta:initial-creator>
    <meta:creation-date>2013-06-01T10:06:45</meta:creation-date>
    <dc:date>2013-06-01T10:14:10</dc:date>
    <dc:creator>johann </dc:creator>
    <meta:editing-duration>P0D</meta:editing-duration>
    <meta:editing-cycles>2</meta:editing-cycles>
    <meta:generator>LibreOffice/4.0.2.2$Linux_x86 LibreOffice_project/400m0$Build-2</meta:generator>
    <meta:document-statistic meta:object-count="25"/>
  </office:meta>
</office:document-meta>
</file>